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200000DA00001C2200003E827D3C74C5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4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0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15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de New Roman'" style:font-style-name="Italic" style:font-pitch="variable" fo:font-size="20pt"/>
    </style:style>
    <style:style style:name="P3" style:family="paragraph">
      <style:paragraph-properties fo:text-align="center"/>
      <style:text-properties fo:font-family="'Code New Roman'" style:font-style-name="Italic" style:font-pitch="variable"/>
    </style:style>
    <style:style style:name="P4" style:family="paragraph">
      <style:paragraph-properties fo:text-align="center"/>
      <style:text-properties fo:font-family="'Code New Roman'" style:font-style-name="Italic" style:font-pitch="variable" fo:font-size="18pt"/>
    </style:style>
    <style:style style:name="P5" style:family="paragraph">
      <style:paragraph-properties fo:text-align="center"/>
      <style:text-properties fo:font-family="'Code New Roman'" style:font-style-name="Italic" style:font-pitch="variable" fo:font-size="24pt"/>
    </style:style>
    <style:style style:name="P6" style:family="paragraph">
      <style:paragraph-properties fo:text-align="center"/>
      <style:text-properties fo:font-size="20pt"/>
    </style:style>
    <style:style style:name="P7" style:family="paragraph">
      <style:paragraph-properties fo:text-align="center"/>
      <style:text-properties fo:font-family="'Code New Roman'" style:font-style-name="Italic" style:font-pitch="variable" fo:font-size="14pt"/>
    </style:style>
    <style:style style:name="P8" style:family="paragraph">
      <style:paragraph-properties fo:text-align="center"/>
      <style:text-properties fo:font-family="'Code New Roman'" style:font-style-name="Italic" style:font-pitch="variable" fo:font-size="16pt"/>
    </style:style>
    <style:style style:name="T1" style:family="text">
      <style:text-properties fo:font-family="'Code New Roman'" style:font-style-name="Italic" style:font-pitch="variable" fo:font-size="20pt"/>
    </style:style>
    <style:style style:name="T2" style:family="text">
      <style:text-properties fo:font-family="'Code New Roman'" style:font-style-name="Italic" style:font-pitch="variable" fo:font-size="18pt"/>
    </style:style>
    <style:style style:name="T3" style:family="text">
      <style:text-properties fo:font-family="'Code New Roman'" style:font-style-name="Italic" style:font-pitch="variable"/>
    </style:style>
    <style:style style:name="T4" style:family="text">
      <style:text-properties fo:font-family="'Code New Roman'" style:font-style-name="Italic" style:font-pitch="variable" fo:font-size="24pt"/>
    </style:style>
    <style:style style:name="T5" style:family="text">
      <style:text-properties fo:font-family="'Code New Roman'" style:font-style-name="Italic" style:font-pitch="variable" fo:font-size="14pt"/>
    </style:style>
    <style:style style:name="T6" style:family="text">
      <style:text-properties fo:font-family="'Code New Roman'" style:font-style-name="Italic" style:font-pitch="variable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6cm" svg:height="1.9cm" svg:x="6.8cm" svg:y="2cm">
          <text:p text:style-name="P1"><text:span text:style-name="T1"/></text:p>
          <text:p text:style-name="P1"><text:span text:style-name="T1">1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3" xml:id="id3" draw:id="id3" draw:layer="layout" svg:width="1cm" svg:height="1cm" svg:x="7.6cm" svg:y="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4" xml:id="id1" draw:id="id1" draw:layer="layout" svg:width="2.9cm" svg:height="1.7cm" svg:x="6.7cm" svg:y="7cm">
          <text:p text:style-name="P1"><text:span text:style-name="T2">produc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2" draw:id="id2" draw:layer="layout" svg:width="3.5cm" svg:height="1.5cm" svg:x="6.5cm" svg:y="12.3cm">
          <text:p text:style-name="P1"><text:span text:style-name="T1">*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3" draw:layer="layout" draw:type="curve" svg:x1="8.15cm" svg:y1="8.7cm" svg:x2="8.25cm" svg:y2="12.3cm" draw:start-shape="id1" draw:start-glue-point="6" draw:end-shape="id2" draw:end-glue-point="4" svg:d="M8150 8700c0 2701 100 902 100 3600">
          <text:p/>
        </draw:connector>
        <draw:connector draw:style-name="gr3" draw:text-style-name="P3" draw:layer="layout" draw:type="curve" svg:x1="8.1cm" svg:y1="6cm" svg:x2="8.15cm" svg:y2="7cm" draw:start-shape="id3" draw:start-glue-point="8" draw:end-shape="id1" draw:end-glue-point="4" svg:d="M8100 6000c0 750 50 250 50 1000">
          <text:p/>
        </draw:connector>
        <draw:connector draw:style-name="gr3" draw:text-style-name="P3" draw:layer="layout" draw:type="curve" svg:x1="8.1cm" svg:y1="3.9cm" svg:x2="8.1cm" svg:y2="5cm" draw:start-shape="id4" draw:start-glue-point="6" draw:end-shape="id3" draw:end-glue-point="4" svg:d="M8100 3900v1100">
          <text:p/>
        </draw:connector>
        <draw:custom-shape draw:style-name="gr2" draw:text-style-name="P3" xml:id="id5" draw:id="id5" draw:layer="layout" svg:width="1cm" svg:height="1cm" svg:x="3.9cm" svg:y="9.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draw:line-skew="0.898cm" svg:x1="8.25cm" svg:y1="13.8cm" svg:x2="4.4cm" svg:y2="10.1cm" draw:start-shape="id2" draw:start-glue-point="6" draw:end-shape="id5" draw:end-glue-point="8" svg:d="M8250 13800v1400h-3850v-5100">
          <text:p/>
        </draw:connector>
        <draw:connector draw:style-name="gr3" draw:text-style-name="P3" draw:layer="layout" svg:x1="4.4cm" svg:y1="9.1cm" svg:x2="6.7cm" svg:y2="7.85cm" draw:start-shape="id5" draw:start-glue-point="4" draw:end-shape="id1" draw:end-glue-point="5" svg:d="M4400 9100v-1250h2300">
          <text:p/>
        </draw:connector>
        <draw:frame draw:style-name="gr4" draw:text-style-name="P2" draw:layer="layout" svg:width="2.301cm" svg:height="1.192cm" svg:x="1.8cm" svg:y="8.908cm">
          <draw:text-box>
            <text:p text:style-name="P1"><text:span text:style-name="T1">p←*</text:span></text:p>
          </draw:text-box>
        </draw:frame>
        <draw:custom-shape draw:style-name="gr1" draw:text-style-name="P4" xml:id="id6" draw:id="id6" draw:layer="layout" svg:width="2.9cm" svg:height="1.7cm" svg:x="13cm" svg:y="7cm">
          <text:p text:style-name="P1"><text:span text:style-name="T2">count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curve" svg:x1="13cm" svg:y1="7.85cm" svg:x2="8.25cm" svg:y2="12.3cm" draw:start-shape="id6" draw:start-glue-point="5" draw:end-shape="id2" draw:end-glue-point="4" svg:d="M13000 7850c-3167 0-4750 1483-4750 4450">
          <text:p/>
        </draw:connector>
        <draw:custom-shape draw:style-name="gr1" draw:text-style-name="P2" xml:id="id7" draw:id="id7" draw:layer="layout" svg:width="3.5cm" svg:height="1.5cm" svg:x="12.3cm" svg:y="12.3cm">
          <text:p text:style-name="P1"><text:span text:style-name="T1">+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3" draw:layer="layout" draw:type="curve" svg:x1="13cm" svg:y1="7.85cm" svg:x2="14.05cm" svg:y2="12.3cm" draw:start-shape="id6" draw:start-glue-point="5" draw:end-shape="id7" draw:end-glue-point="4" svg:d="M13000 7850c-751 0-626 1326-176 1764s1226-12 1226 2686">
          <text:p/>
        </draw:connector>
        <draw:custom-shape draw:style-name="gr1" draw:text-style-name="P2" xml:id="id8" draw:id="id8" draw:layer="layout" svg:width="2.6cm" svg:height="1.9cm" svg:x="9.7cm" svg:y="9.2cm">
          <text:p text:style-name="P1"><text:span text:style-name="T1"/></text:p>
          <text:p text:style-name="P1"><text:span text:style-name="T1">1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3" draw:text-style-name="P3" draw:layer="layout" draw:type="curve" svg:x1="11cm" svg:y1="11.1cm" svg:x2="14.05cm" svg:y2="12.3cm" draw:start-shape="id8" draw:start-glue-point="6" draw:end-shape="id7" draw:end-glue-point="4" svg:d="M11000 11100c0 901 3050 302 3050 1200">
          <text:p/>
        </draw:connector>
        <draw:custom-shape draw:style-name="gr2" draw:text-style-name="P3" xml:id="id9" draw:id="id9" draw:layer="layout" svg:width="1cm" svg:height="1cm" svg:x="18.1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draw:line-skew="0.798cm" svg:x1="14.05cm" svg:y1="13.8cm" svg:x2="18.6cm" svg:y2="10.4cm" draw:start-shape="id7" draw:start-glue-point="6" draw:end-shape="id9" draw:end-glue-point="8" svg:d="M14050 13800v1300h4550v-4700">
          <text:p/>
        </draw:connector>
        <draw:frame draw:style-name="gr5" draw:text-style-name="P2" draw:layer="layout" svg:width="2.301cm" svg:height="0.958cm" svg:x="19.599cm" svg:y="9.342cm">
          <draw:text-box>
            <text:p text:style-name="P1"><text:span text:style-name="T1">p←+</text:span></text:p>
          </draw:text-box>
        </draw:frame>
        <draw:connector draw:style-name="gr3" draw:text-style-name="P3" draw:layer="layout" draw:type="curve" svg:x1="18.6cm" svg:y1="9.4cm" svg:x2="14.45cm" svg:y2="8.7cm" draw:start-shape="id9" draw:start-glue-point="4" draw:end-shape="id6" draw:end-glue-point="6" svg:d="M18600 9400c0-751-1599-501-1599-350 0 152-2551 403-2551-350">
          <text:p/>
        </draw:connector>
        <draw:custom-shape draw:style-name="gr1" draw:text-style-name="P2" xml:id="id11" draw:id="id11" draw:layer="layout" svg:width="2.6cm" svg:height="1.9cm" svg:x="13.101cm" svg:y="2cm">
          <text:p text:style-name="P1"><text:span text:style-name="T1"/></text:p>
          <text:p text:style-name="P1"><text:span text:style-name="T1">1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3" xml:id="id10" draw:id="id10" draw:layer="layout" svg:width="1cm" svg:height="1cm" svg:x="13.901cm" svg:y="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draw:type="curve" svg:x1="14.401cm" svg:y1="6cm" svg:x2="14.45cm" svg:y2="7cm" draw:start-shape="id10" draw:start-glue-point="8" draw:end-shape="id6" draw:end-glue-point="4" svg:d="M14401 6000c0 750 49 250 49 1000">
          <text:p/>
        </draw:connector>
        <draw:connector draw:style-name="gr3" draw:text-style-name="P3" draw:layer="layout" draw:type="curve" svg:x1="14.401cm" svg:y1="3.9cm" svg:x2="14.401cm" svg:y2="5cm" draw:start-shape="id11" draw:start-glue-point="6" draw:end-shape="id10" draw:end-glue-point="4" svg:d="M14401 3900v1100">
          <text:p/>
        </draw:connector>
        <draw:frame draw:style-name="gr5" draw:text-style-name="P2" draw:layer="layout" svg:width="2.301cm" svg:height="0.958cm" svg:x="15.299cm" svg:y="4.8cm">
          <draw:text-box>
            <text:p text:style-name="P1"><text:span text:style-name="T1">c←1</text:span></text:p>
          </draw:text-box>
        </draw:frame>
        <draw:frame draw:style-name="gr5" draw:text-style-name="P2" draw:layer="layout" svg:width="2.301cm" svg:height="0.958cm" svg:x="5.5cm" svg:y="4.8cm">
          <draw:text-box>
            <text:p text:style-name="P1"><text:span text:style-name="T1">p←1</text:span></text:p>
          </draw:text-box>
        </draw:frame>
        <draw:custom-shape draw:style-name="gr1" draw:text-style-name="P2" xml:id="id12" draw:id="id12" draw:layer="layout" svg:width="1.1cm" svg:height="1.1cm" svg:x="17.2cm" svg:y="6.6cm">
          <text:p text:style-name="P1"><text:span text:style-name="T1">&gt;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draw:type="curve" svg:x1="15.9cm" svg:y1="7.85cm" svg:x2="17.2cm" svg:y2="7.15cm" draw:start-shape="id6" draw:start-glue-point="7" draw:end-shape="id12" draw:end-glue-point="6" svg:d="M15900 7850c976 0 327-700 1300-700">
          <text:p/>
        </draw:connector>
        <draw:custom-shape draw:style-name="gr1" draw:text-style-name="P2" xml:id="id13" draw:id="id13" draw:layer="layout" svg:width="2.9cm" svg:height="1.7cm" svg:x="19.3cm" svg:y="5.8cm">
          <text:p text:style-name="P1"><text:span text:style-name="T1">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curve" svg:x1="19.3cm" svg:y1="6.65cm" svg:x2="18.3cm" svg:y2="7.15cm" draw:start-shape="id13" draw:start-glue-point="5" draw:end-shape="id12" draw:end-glue-point="10" svg:d="M19300 6650c-750 0-250 500-1000 500">
          <text:p/>
        </draw:connector>
      </draw:page>
      <draw:page draw:name="page2" draw:style-name="dp1" draw:master-page-name="Default">
        <draw:custom-shape draw:style-name="gr1" draw:text-style-name="P3" xml:id="id14" draw:id="id14" draw:layer="layout" svg:width="2.9cm" svg:height="1.7cm" svg:x="5cm" svg:y="4cm">
          <text:p text:style-name="P1"><text:span text:style-name="T3">p←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5" xml:id="id17" draw:id="id17" draw:layer="layout" svg:width="1.631cm" svg:height="1.699cm" svg:x="5.669cm" svg:y="9.8cm">
          <text:p text:style-name="P1"><text:span text:style-name="T4">&gt;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xml:id="id16" draw:id="id16" draw:layer="layout" svg:width="2.741cm" svg:height="0.958cm" svg:x="5.059cm" svg:y="2.1cm">
          <draw:text-box>
            <text:p text:style-name="P1"><text:span text:style-name="T3">start</text:span></text:p>
          </draw:text-box>
        </draw:frame>
        <draw:custom-shape draw:style-name="gr1" draw:text-style-name="P3" xml:id="id15" draw:id="id15" draw:layer="layout" svg:width="2.9cm" svg:height="1.7cm" svg:x="5.001cm" svg:y="7.101cm">
          <text:p text:style-name="P1"><text:span text:style-name="T3">c←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curve" svg:x1="6.45cm" svg:y1="5.7cm" svg:x2="6.451cm" svg:y2="7.101cm" draw:start-shape="id14" draw:start-glue-point="6" draw:end-shape="id15" draw:end-glue-point="4" svg:d="M6450 5700c0 1051 1 351 1 1401">
          <text:p/>
        </draw:connector>
        <draw:connector draw:style-name="gr3" draw:text-style-name="P3" draw:layer="layout" draw:type="curve" svg:x1="6.429cm" svg:y1="3.058cm" svg:x2="6.45cm" svg:y2="4cm" draw:start-shape="id16" draw:start-glue-point="2" draw:end-shape="id14" draw:end-glue-point="4" svg:d="M6429 3058c0 706 21 236 21 942">
          <text:p/>
        </draw:connector>
        <draw:connector draw:style-name="gr3" draw:text-style-name="P3" draw:layer="layout" draw:type="curve" svg:x1="6.451cm" svg:y1="8.801cm" svg:x2="6.485cm" svg:y2="9.8cm" draw:start-shape="id15" draw:start-glue-point="6" draw:end-shape="id17" draw:end-glue-point="4" svg:d="M6451 8801c0 750 34 251 34 999">
          <text:p/>
        </draw:connector>
        <draw:custom-shape draw:style-name="gr1" draw:text-style-name="P3" xml:id="id18" draw:id="id18" draw:layer="layout" svg:width="2.9cm" svg:height="1.7cm" svg:x="5.002cm" svg:y="12.202cm">
          <text:p text:style-name="P1"><text:span text:style-name="T3">p←*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xml:id="id19" draw:id="id19" draw:layer="layout" svg:width="2.9cm" svg:height="1.7cm" svg:x="5.003cm" svg:y="15.003cm">
          <text:p text:style-name="P1"><text:span text:style-name="T3">c←*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curve" svg:x1="6.485cm" svg:y1="11.499cm" svg:x2="6.452cm" svg:y2="12.202cm" draw:start-shape="id17" draw:start-glue-point="6" draw:end-shape="id18" draw:end-glue-point="4" svg:d="M6485 11499c0 528-33 177-33 703">
          <text:p/>
        </draw:connector>
        <draw:connector draw:style-name="gr3" draw:text-style-name="P3" draw:layer="layout" draw:type="curve" svg:x1="6.452cm" svg:y1="13.902cm" svg:x2="6.453cm" svg:y2="15.003cm" draw:start-shape="id18" draw:start-glue-point="6" draw:end-shape="id19" draw:end-glue-point="4" svg:d="M6452 13902c0 826 1 276 1 1101">
          <text:p/>
        </draw:connector>
        <draw:connector draw:style-name="gr3" draw:text-style-name="P3" draw:layer="layout" draw:line-skew="0.895cm -1.402cm" svg:x1="6.453cm" svg:y1="16.703cm" svg:x2="5.669cm" svg:y2="10.65cm" draw:start-shape="id19" draw:start-glue-point="6" draw:end-shape="id17" draw:end-glue-point="5" svg:d="M6453 16703v1397h-3353v-7450h2569">
          <text:p/>
        </draw:connector>
        <draw:frame draw:style-name="gr5" draw:text-style-name="P3" xml:id="id20" draw:id="id20" draw:layer="layout" svg:width="2.741cm" svg:height="0.958cm" svg:x="10.06cm" svg:y="10.8cm">
          <draw:text-box>
            <text:p text:style-name="P1"><text:span text:style-name="T3">done</text:span></text:p>
          </draw:text-box>
        </draw:frame>
        <draw:connector draw:style-name="gr3" draw:text-style-name="P3" draw:layer="layout" draw:type="curve" svg:x1="7.3cm" svg:y1="10.65cm" svg:x2="10.06cm" svg:y2="11.279cm" draw:start-shape="id17" draw:start-glue-point="7" draw:end-shape="id20" draw:end-glue-point="3" svg:d="M7300 10650c2071 0 692 629 2760 629">
          <text:p/>
        </draw:connector>
        <draw:frame draw:style-name="gr5" draw:text-style-name="P3" draw:layer="layout" svg:width="2.741cm" svg:height="0.958cm" svg:x="7.559cm" svg:y="9.7cm">
          <draw:text-box>
            <text:p text:style-name="P1"><text:span text:style-name="T3">yes</text:span></text:p>
          </draw:text-box>
        </draw:frame>
      </draw:page>
      <draw:page draw:name="page3" draw:style-name="dp1" draw:master-page-name="Default">
        <draw:frame draw:style-name="gr5" draw:text-style-name="P2" draw:layer="layout" svg:width="2.856cm" svg:height="0.958cm" svg:x="10.444cm" svg:y="5.042cm">
          <draw:text-box>
            <text:p text:style-name="P6"><text:span text:style-name="T1">p←1</text:span></text:p>
          </draw:text-box>
        </draw:frame>
        <draw:custom-shape draw:style-name="gr1" draw:text-style-name="P5" draw:layer="layout" svg:width="2.4cm" svg:height="2.5cm" svg:x="14cm" svg:y="7.8cm">
          <text:p text:style-name="P5"><text:span text:style-name="T4">+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layer="layout" svg:width="2.9cm" svg:height="1.7cm" svg:x="3.776cm" svg:y="9.324cm">
          <text:p text:style-name="P2"><text:span text:style-name="T1">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.5cm" svg:height="1.5cm" svg:x="10.2cm" svg:y="2.9cm">
          <text:p text:style-name="P2"><text:span text:style-name="T1">rem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3" draw:layer="layout" svg:width="1.1cm" svg:height="1.1cm" svg:x="16.7cm" svg:y="4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2" draw:layer="layout" svg:width="2.6cm" svg:height="1.9cm" svg:x="19.2cm" svg:y="7cm">
          <text:p text:style-name="P2"><text:span text:style-name="T1"/></text:p>
          <text:p text:style-name="P2"><text:span text:style-name="T1">1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" draw:text-style-name="P2" draw:layer="layout" svg:width="1.1cm" svg:height="1.1cm" svg:x="19.106cm" svg:y="4.742cm">
          <text:p text:style-name="P2"><text:span text:style-name="T1">&gt;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9cm" svg:height="1.7cm" svg:x="7.9cm" svg:y="12.4cm">
          <text:p text:style-name="P2"><text:span text:style-name="T1">p←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5" draw:layer="layout" svg:width="2.4cm" svg:height="2.5cm" svg:x="14.2cm" svg:y="12.9cm">
          <text:p text:style-name="P5"><text:span text:style-name="T4">&gt;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layer="layout" svg:width="2.1cm" svg:height="1.9cm" svg:x="19.9cm" svg:y="10.7cm">
          <text:p text:style-name="P2"><text:span text:style-name="T1">2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</draw:page>
      <draw:page draw:name="page4" draw:style-name="dp1" draw:master-page-name="Default">
        <draw:custom-shape draw:style-name="gr1" draw:text-style-name="P3" xml:id="id24" draw:id="id24" draw:layer="layout" svg:width="2.6cm" svg:height="1.9cm" svg:x="6.801cm" svg:y="2cm">
          <text:p text:style-name="P1"><text:span text:style-name="T3"/></text:p>
          <text:p text:style-name="P1"><text:span text:style-name="T3">1.0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3" xml:id="id23" draw:id="id23" draw:layer="layout" svg:width="1cm" svg:height="1cm" svg:x="7.601cm" svg:y="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4" xml:id="id21" draw:id="id21" draw:layer="layout" svg:width="2.9cm" svg:height="1.7cm" svg:x="6.701cm" svg:y="7cm">
          <text:p text:style-name="P1"><text:span text:style-name="T2">gues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4" xml:id="id22" draw:id="id22" draw:layer="layout" svg:width="3.5cm" svg:height="1.5cm" svg:x="7.701cm" svg:y="14cm">
          <text:p text:style-name="P1"><text:span text:style-name="T2">improve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3" draw:layer="layout" draw:type="curve" svg:x1="8.151cm" svg:y1="8.7cm" svg:x2="9.451cm" svg:y2="14cm" draw:start-shape="id21" draw:start-glue-point="6" draw:end-shape="id22" draw:end-glue-point="4" svg:d="M8151 8700c0 3976 1300 1327 1300 5300">
          <text:p/>
        </draw:connector>
        <draw:connector draw:style-name="gr3" draw:text-style-name="P3" draw:layer="layout" draw:type="curve" svg:x1="8.101cm" svg:y1="6cm" svg:x2="8.151cm" svg:y2="7cm" draw:start-shape="id23" draw:start-glue-point="8" draw:end-shape="id21" draw:end-glue-point="4" svg:d="M8101 6000c0 750 50 250 50 1000">
          <text:p/>
        </draw:connector>
        <draw:connector draw:style-name="gr3" draw:text-style-name="P3" draw:layer="layout" draw:type="curve" svg:x1="8.101cm" svg:y1="3.9cm" svg:x2="8.101cm" svg:y2="5cm" draw:start-shape="id24" draw:start-glue-point="6" draw:end-shape="id23" draw:end-glue-point="4" svg:d="M8101 3900v1100">
          <text:p/>
        </draw:connector>
        <draw:custom-shape draw:style-name="gr2" draw:text-style-name="P3" xml:id="id25" draw:id="id25" draw:layer="layout" svg:width="1cm" svg:height="1cm" svg:x="4.301cm" svg:y="9.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draw:line-skew="0.898cm" svg:x1="9.451cm" svg:y1="15.5cm" svg:x2="4.801cm" svg:y2="10.1cm" draw:start-shape="id22" draw:start-glue-point="6" draw:end-shape="id25" draw:end-glue-point="8" svg:d="M9451 15500v1400h-4650v-6800">
          <text:p/>
        </draw:connector>
        <draw:connector draw:style-name="gr3" draw:text-style-name="P3" draw:layer="layout" svg:x1="4.801cm" svg:y1="9.1cm" svg:x2="6.701cm" svg:y2="7.85cm" draw:start-shape="id25" draw:start-glue-point="4" draw:end-shape="id21" draw:end-glue-point="5" svg:d="M4801 9100v-1250h1900">
          <text:p/>
        </draw:connector>
        <draw:frame draw:style-name="gr6" draw:text-style-name="P3" draw:layer="layout" svg:width="2.602cm" svg:height="1.665cm" svg:x="2.2cm" svg:y="8.672cm">
          <draw:text-box>
            <text:p text:style-name="P1"><text:span text:style-name="T3">g←im</text:span></text:p>
          </draw:text-box>
        </draw:frame>
        <draw:frame draw:style-name="gr5" draw:text-style-name="P3" draw:layer="layout" svg:width="2.301cm" svg:height="0.958cm" svg:x="5.501cm" svg:y="4.8cm">
          <draw:text-box>
            <text:p text:style-name="P1"><text:span text:style-name="T3">g←1</text:span></text:p>
          </draw:text-box>
        </draw:frame>
        <draw:custom-shape draw:style-name="gr1" draw:text-style-name="P4" xml:id="id26" draw:id="id26" draw:layer="layout" svg:width="3.5cm" svg:height="1.5cm" svg:x="9.5cm" svg:y="10.1cm">
          <text:p text:style-name="P1"><text:span text:style-name="T2">good-enough?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3" draw:layer="layout" draw:type="curve" svg:x1="9.601cm" svg:y1="7.85cm" svg:x2="11.25cm" svg:y2="10.1cm" draw:start-shape="id21" draw:start-glue-point="7" draw:end-shape="id26" draw:end-glue-point="4" svg:d="M9601 7850c1100 0 1649 750 1649 2250">
          <text:p/>
        </draw:connector>
        <draw:custom-shape draw:style-name="gr1" draw:text-style-name="P4" xml:id="id27" draw:id="id27" draw:layer="layout" svg:width="2.9cm" svg:height="1.7cm" svg:x="13cm" svg:y="7.1cm">
          <text:p text:style-name="P1"><text:span text:style-name="T2">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curve" svg:x1="13cm" svg:y1="7.95cm" svg:x2="11.25cm" svg:y2="10.1cm" draw:start-shape="id27" draw:start-glue-point="5" draw:end-shape="id26" draw:end-glue-point="4" svg:d="M13000 7950c-1167 0-1750 716-1750 2150">
          <text:p/>
        </draw:connector>
        <draw:custom-shape draw:style-name="gr1" draw:text-style-name="P4" xml:id="id28" draw:id="id28" draw:layer="layout" svg:width="3.6cm" svg:height="1.5cm" svg:x="12.6cm" svg:y="2.1cm">
          <text:p text:style-name="P1"><text:span text:style-name="T2">read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3" xml:id="id29" draw:id="id29" draw:layer="layout" svg:width="1cm" svg:height="1cm" svg:x="13.901cm" svg:y="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draw:type="curve" svg:x1="14.4cm" svg:y1="3.6cm" svg:x2="14.401cm" svg:y2="5cm" draw:start-shape="id28" draw:start-glue-point="6" draw:end-shape="id29" draw:end-glue-point="4" svg:d="M14400 3600c0 1051 1 352 1 1400">
          <text:p/>
        </draw:connector>
        <draw:connector draw:style-name="gr3" draw:text-style-name="P3" draw:layer="layout" draw:type="curve" svg:x1="14.401cm" svg:y1="6cm" svg:x2="14.45cm" svg:y2="7.1cm" draw:start-shape="id29" draw:start-glue-point="8" draw:end-shape="id27" draw:end-glue-point="4" svg:d="M14401 6000c0 825 49 275 49 1100">
          <text:p/>
        </draw:connector>
        <draw:connector draw:style-name="gr3" draw:text-style-name="P3" draw:layer="layout" svg:x1="14.45cm" svg:y1="8.8cm" svg:x2="10.851cm" svg:y2="14.75cm" draw:start-shape="id27" draw:start-glue-point="6" draw:end-shape="id22" draw:end-glue-point="7" svg:d="M14450 8800v5950h-3599">
          <text:p/>
        </draw:connector>
        <draw:frame draw:style-name="gr6" draw:text-style-name="P3" draw:layer="layout" svg:width="2.698cm" svg:height="1.665cm" svg:x="15.202cm" svg:y="4.447cm">
          <draw:text-box>
            <text:p text:style-name="P1"><text:span text:style-name="T3">x←rd</text:span></text:p>
          </draw:text-box>
        </draw:frame>
      </draw:page>
      <draw:page draw:name="page5" draw:style-name="dp1" draw:master-page-name="Default">
        <draw:custom-shape draw:style-name="gr1" draw:text-style-name="P3" draw:layer="layout" svg:width="4.677cm" svg:height="9.185cm" svg:x="18.923cm" svg:y="2.4cm">
          <text:p text:style-name="P1"><text:span text:style-name="T3">stack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4" xml:id="id30" draw:id="id30" draw:layer="layout" svg:width="2.608cm" svg:height="1.529cm" svg:x="12.448cm" svg:y="9.696cm">
          <text:p text:style-name="P1"><text:span text:style-name="T2">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4" xml:id="id38" draw:id="id38" draw:layer="layout" svg:width="2.608cm" svg:height="1.529cm" svg:x="12.448cm" svg:y="3.29cm">
          <text:p text:style-name="P1"><text:span text:style-name="T2">v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4" xml:id="id31" draw:id="id31" draw:layer="layout" svg:width="2.5cm" svg:height="1.071cm" svg:x="8cm" svg:y="15.551cm">
          <text:p text:style-name="P1"><text:span text:style-name="T2">-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4" xml:id="id32" draw:id="id32" draw:layer="layout" svg:width="2.4cm" svg:height="1.028cm" svg:x="14.9cm" svg:y="15.551cm">
          <text:p text:style-name="P1"><text:span text:style-name="T2">-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3" xml:id="id34" draw:id="id34" draw:layer="layout" svg:width="1.8cm" svg:height="1.315cm" svg:x="7.2cm" svg:y="13.2cm">
          <text:p text:style-name="P1"><text:span text:style-name="T3"/></text:p>
          <text:p text:style-name="P1"><text:span text:style-name="T3">1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1" draw:text-style-name="P3" xml:id="id33" draw:id="id33" draw:layer="layout" svg:width="1.938cm" svg:height="1.416cm" svg:x="15.9cm" svg:y="13.284cm">
          <text:p text:style-name="P1"><text:span text:style-name="T3"/></text:p>
          <text:p text:style-name="P1"><text:span text:style-name="T3">2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3" draw:text-style-name="P3" draw:layer="layout" svg:x1="15.1cm" svg:y1="10.8cm" svg:x2="16.8cm" svg:y2="10.8cm">
          <text:p/>
        </draw:line>
        <draw:connector draw:style-name="gr3" draw:text-style-name="P3" draw:layer="layout" draw:type="curve" draw:line-skew="0.712cm" svg:x1="13.752cm" svg:y1="11.225cm" svg:x2="9.25cm" svg:y2="15.551cm" draw:start-shape="id30" draw:end-shape="id31" draw:end-glue-point="4" svg:d="M13752 11225c0 4312-4502 2150-4502 4326">
          <text:p/>
        </draw:connector>
        <draw:connector draw:style-name="gr3" draw:text-style-name="P3" draw:layer="layout" draw:type="curve" draw:line-skew="0.506cm" svg:x1="13.752cm" svg:y1="11.225cm" svg:x2="16.1cm" svg:y2="15.551cm" draw:start-shape="id30" draw:start-glue-point="6" draw:end-shape="id32" svg:d="M13752 11225c0 4003 2348 1841 2348 4326">
          <text:p/>
        </draw:connector>
        <draw:connector draw:style-name="gr3" draw:text-style-name="P3" draw:layer="layout" draw:type="curve" svg:x1="16.869cm" svg:y1="14.7cm" svg:x2="16.1cm" svg:y2="15.551cm" draw:start-shape="id33" draw:start-glue-point="6" draw:end-shape="id32" draw:end-glue-point="4" svg:d="M16869 14700c0 639-769 214-769 851">
          <text:p/>
        </draw:connector>
        <draw:connector draw:style-name="gr3" draw:text-style-name="P3" draw:layer="layout" draw:type="curve" svg:x1="8.1cm" svg:y1="14.515cm" svg:x2="9.25cm" svg:y2="15.551cm" draw:start-shape="id34" draw:start-glue-point="6" draw:end-shape="id31" draw:end-glue-point="4" svg:d="M8100 14515c0 777 1150 259 1150 1036">
          <text:p/>
        </draw:connector>
        <draw:custom-shape draw:style-name="gr2" draw:text-style-name="P3" xml:id="id35" draw:id="id35" draw:layer="layout" svg:width="0.8cm" svg:height="0.8cm" svg:x="11.2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svg:x1="16.1cm" svg:y1="16.579cm" svg:x2="11.6cm" svg:y2="12.6cm" draw:start-shape="id32" draw:start-glue-point="6" draw:end-shape="id35" draw:end-glue-point="8" svg:d="M16100 16579v502h-4500v-4481">
          <text:p/>
        </draw:connector>
        <draw:custom-shape draw:style-name="gr2" draw:text-style-name="P3" xml:id="id36" draw:id="id36" draw:layer="layout" svg:width="0.8cm" svg:height="0.8cm" svg:x="6.1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svg:x1="9.25cm" svg:y1="16.622cm" svg:x2="6.5cm" svg:y2="12.5cm" draw:start-shape="id31" draw:start-glue-point="6" draw:end-shape="id36" draw:end-glue-point="8" svg:d="M9250 16622v501h-2750v-4623">
          <text:p/>
        </draw:connector>
        <draw:connector draw:style-name="gr3" draw:text-style-name="P3" draw:layer="layout" draw:type="curve" svg:x1="11.6cm" svg:y1="11.8cm" svg:x2="12.448cm" svg:y2="10.461cm" draw:start-shape="id35" draw:start-glue-point="4" draw:end-shape="id30" draw:end-glue-point="5" svg:d="M11600 11800c0-893 282-1339 848-1339">
          <text:p/>
        </draw:connector>
        <draw:connector draw:style-name="gr3" draw:text-style-name="P3" draw:layer="layout" draw:type="curve" svg:x1="6.5cm" svg:y1="11.7cm" svg:x2="12.448cm" svg:y2="10.461cm" draw:start-shape="id36" draw:start-glue-point="4" draw:end-shape="id30" draw:end-glue-point="5" svg:d="M6500 11700c0-826 1982-1239 5948-1239">
          <text:p/>
        </draw:connector>
        <draw:custom-shape draw:style-name="gr1" draw:text-style-name="P4" xml:id="id37" draw:id="id37" draw:layer="layout" svg:width="2.7cm" svg:height="1.1cm" svg:x="7.9cm" svg:y="5.6cm">
          <text:p text:style-name="P1"><text:span text:style-name="T2">-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3" draw:layer="layout" draw:type="curve" svg:x1="13.752cm" svg:y1="9.696cm" svg:x2="9.25cm" svg:y2="5.6cm" draw:start-shape="id30" draw:start-glue-point="4" draw:end-shape="id37" draw:end-glue-point="4" svg:d="M13752 9696c0-6895-4502-4847-4502-4096">
          <text:p/>
        </draw:connector>
        <draw:connector draw:style-name="gr3" draw:text-style-name="P3" draw:layer="layout" draw:type="curve" svg:x1="12.448cm" svg:y1="4.055cm" svg:x2="9.25cm" svg:y2="5.6cm" draw:start-shape="id38" draw:start-glue-point="5" draw:end-shape="id37" draw:end-glue-point="4" svg:d="M12448 4055c-2132 0-3198 515-3198 1545">
          <text:p/>
        </draw:connector>
        <draw:custom-shape draw:style-name="gr2" draw:text-style-name="P3" xml:id="id39" draw:id="id39" draw:layer="layout" svg:width="0.8cm" svg:height="0.8cm" svg:x="6.6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svg:x1="9.25cm" svg:y1="6.7cm" svg:x2="7cm" svg:y2="3.4cm" draw:start-shape="id37" draw:start-glue-point="6" draw:end-shape="id39" draw:end-glue-point="8" svg:d="M9250 6700v502h-2250v-3802">
          <text:p/>
        </draw:connector>
        <draw:connector draw:style-name="gr3" draw:text-style-name="P3" draw:layer="layout" draw:type="curve" svg:x1="7cm" svg:y1="2.6cm" svg:x2="13.752cm" svg:y2="3.29cm" draw:start-shape="id39" draw:start-glue-point="4" draw:end-shape="id38" svg:d="M7000 2600c0-751 6752-1096 6752 690">
          <text:p/>
        </draw:connector>
        <draw:custom-shape draw:style-name="gr1" draw:text-style-name="P3" xml:id="id40" draw:id="id40" draw:layer="layout" svg:width="1.1cm" svg:height="1.1cm" svg:x="6.5cm" svg:y="8.5cm">
          <text:p text:style-name="P1"><text:span text:style-name="T3">&lt;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3" xml:id="id41" draw:id="id41" draw:layer="layout" svg:width="1.938cm" svg:height="1.416cm" svg:x="2.762cm" svg:y="7.9cm">
          <text:p text:style-name="P1"><text:span text:style-name="T3"/></text:p>
          <text:p text:style-name="P1"><text:span text:style-name="T3">2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3" draw:text-style-name="P3" draw:layer="layout" draw:type="curve" svg:x1="13.752cm" svg:y1="9.696cm" svg:x2="7.6cm" svg:y2="9.05cm" draw:start-shape="id30" draw:start-glue-point="4" draw:end-shape="id40" draw:end-glue-point="10" svg:d="M13752 9696c0-431-2050-646-6152-646">
          <text:p/>
        </draw:connector>
        <draw:connector draw:style-name="gr3" draw:text-style-name="P3" draw:layer="layout" draw:type="curve" svg:x1="3.731cm" svg:y1="9.316cm" svg:x2="6.5cm" svg:y2="9.05cm" draw:start-shape="id41" draw:start-glue-point="6" draw:end-shape="id40" draw:end-glue-point="6" svg:d="M3731 9316c0 753 935 628 1291 373s130-639 1478-639">
          <text:p/>
        </draw:connector>
        <draw:line draw:style-name="gr3" draw:text-style-name="P3" draw:layer="layout" svg:x1="15.1cm" svg:y1="4.5cm" svg:x2="16.7cm" svg:y2="4.5cm">
          <text:p/>
        </draw:line>
        <draw:custom-shape draw:style-name="gr2" draw:text-style-name="P3" draw:layer="layout" svg:width="0.8cm" svg:height="0.8cm" svg:x="16.7cm" svg:y="10.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3" draw:layer="layout" svg:width="0.8cm" svg:height="0.8cm" svg:x="16.7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3" draw:layer="layout" svg:width="0.8cm" svg:height="0.8cm" svg:x="16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3" draw:layer="layout" svg:width="0.8cm" svg:height="0.8cm" svg:x="16.7cm" svg:y="3.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" draw:text-style-name="P3" draw:layer="layout" svg:x1="17.5cm" svg:y1="10.8cm" svg:x2="19.1cm" svg:y2="10.8cm">
          <text:p/>
        </draw:line>
        <draw:line draw:style-name="gr3" draw:text-style-name="P3" draw:layer="layout" svg:x1="17.5cm" svg:y1="4.5cm" svg:x2="19cm" svg:y2="4.5cm">
          <text:p/>
        </draw:line>
        <draw:line draw:style-name="gr3" draw:text-style-name="P3" draw:layer="layout" svg:x1="18.9cm" svg:y1="9.9cm" svg:x2="17.5cm" svg:y2="9.9cm">
          <text:p/>
        </draw:line>
        <draw:line draw:style-name="gr3" draw:text-style-name="P3" draw:layer="layout" svg:x1="16.7cm" svg:y1="10cm" svg:x2="15cm" svg:y2="10cm">
          <text:p/>
        </draw:line>
        <draw:line draw:style-name="gr3" draw:text-style-name="P3" draw:layer="layout" svg:x1="18.9cm" svg:y1="3.5cm" svg:x2="17.6cm" svg:y2="3.5cm">
          <text:p/>
        </draw:line>
        <draw:line draw:style-name="gr3" draw:text-style-name="P3" draw:layer="layout" svg:x1="16.7cm" svg:y1="3.5cm" svg:x2="15cm" svg:y2="3.5cm">
          <text:p/>
        </draw:line>
        <draw:custom-shape draw:style-name="gr1" draw:text-style-name="P4" xml:id="id48" draw:id="id48" draw:layer="layout" svg:width="4.677cm" svg:height="1.7cm" svg:x="18.923cm" svg:y="14cm">
          <text:p text:style-name="P1"><text:span text:style-name="T2">continu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0.8cm" svg:height="0.8cm" svg:x="19.8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3" draw:layer="layout" svg:width="0.8cm" svg:height="0.8cm" svg:x="21.8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" draw:text-style-name="P3" draw:layer="layout" svg:x1="20.2cm" svg:y1="11.5cm" svg:x2="20.2cm" svg:y2="12.4cm">
          <text:p/>
        </draw:line>
        <draw:line draw:style-name="gr3" draw:text-style-name="P3" draw:layer="layout" svg:x1="20.2cm" svg:y1="13.1cm" svg:x2="20.2cm" svg:y2="14.1cm">
          <text:p/>
        </draw:line>
        <draw:line draw:style-name="gr3" draw:text-style-name="P3" draw:layer="layout" svg:x1="22.2cm" svg:y1="14cm" svg:x2="22.2cm" svg:y2="13.1cm">
          <text:p/>
        </draw:line>
        <draw:line draw:style-name="gr3" draw:text-style-name="P3" draw:layer="layout" svg:x1="22.2cm" svg:y1="12.3cm" svg:x2="22.2cm" svg:y2="11.6cm">
          <text:p/>
        </draw:line>
        <draw:custom-shape draw:style-name="gr2" draw:text-style-name="P3" xml:id="id43" draw:id="id43" draw:layer="layout" svg:width="0.8cm" svg:height="0.8cm" svg:x="19.8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3" xml:id="id45" draw:id="id45" draw:layer="layout" svg:width="0.8cm" svg:height="0.8cm" svg:x="21.8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7" xml:id="id42" draw:id="id42" draw:layer="layout" svg:width="1.341cm" svg:height="1.213cm" svg:x="18.659cm" svg:y="17.782cm">
          <text:p text:style-name="P1"><text:span text:style-name="T5">fib-done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" draw:text-style-name="P7" xml:id="id44" draw:id="id44" draw:layer="layout" svg:width="1.341cm" svg:height="1.213cm" svg:x="22.045cm" svg:y="17.782cm">
          <text:p text:style-name="P1"><text:span text:style-name="T5">after-fib-1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3" draw:text-style-name="P3" draw:layer="layout" draw:type="curve" svg:x1="19.33cm" svg:y1="17.782cm" svg:x2="20.2cm" svg:y2="17.1cm" draw:start-shape="id42" draw:start-glue-point="4" draw:end-shape="id43" draw:end-glue-point="8" svg:d="M19330 17782c0-511 870-171 870-682">
          <text:p/>
        </draw:connector>
        <draw:connector draw:style-name="gr3" draw:text-style-name="P3" draw:layer="layout" draw:type="curve" svg:x1="22.716cm" svg:y1="17.782cm" svg:x2="22.2cm" svg:y2="17.1cm" draw:start-shape="id44" draw:start-glue-point="4" draw:end-shape="id45" draw:end-glue-point="8" svg:d="M22716 17782c0-511-516-171-516-682">
          <text:p/>
        </draw:connector>
        <draw:line draw:style-name="gr3" draw:text-style-name="P3" draw:layer="layout" svg:x1="20.2cm" svg:y1="16.3cm" svg:x2="20.2cm" svg:y2="15.7cm">
          <text:p/>
        </draw:line>
        <draw:line draw:style-name="gr3" draw:text-style-name="P3" draw:layer="layout" svg:x1="22.2cm" svg:y1="16.3cm" svg:x2="22.2cm" svg:y2="15.7cm">
          <text:p/>
        </draw:line>
        <draw:custom-shape draw:style-name="gr2" draw:text-style-name="P3" xml:id="id47" draw:id="id47" draw:layer="layout" svg:width="0.8cm" svg:height="0.8cm" svg:x="25.5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7" xml:id="id46" draw:id="id46" draw:layer="layout" svg:width="1.341cm" svg:height="1.213cm" svg:x="25.245cm" svg:y="16.982cm">
          <text:p text:style-name="P1"><text:span text:style-name="T5">after-fib-2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3" draw:text-style-name="P3" draw:layer="layout" draw:type="curve" svg:x1="25.916cm" svg:y1="16.982cm" svg:x2="25.9cm" svg:y2="16.2cm" draw:start-shape="id46" draw:start-glue-point="4" draw:end-shape="id47" draw:end-glue-point="8" svg:d="M25916 16982c0-586-16-196-16-782">
          <text:p/>
        </draw:connector>
        <draw:connector draw:style-name="gr3" draw:text-style-name="P3" draw:layer="layout" draw:type="curve" svg:x1="25.9cm" svg:y1="15.4cm" svg:x2="23.6cm" svg:y2="14.85cm" draw:start-shape="id47" draw:start-glue-point="4" draw:end-shape="id48" draw:end-glue-point="7" svg:d="M25900 15400c0-367-766-550-2300-550">
          <text:p/>
        </draw:connector>
      </draw:page>
      <draw:page draw:name="page6" draw:style-name="dp1" draw:master-page-name="Default">
        <draw:custom-shape draw:style-name="gr1" draw:text-style-name="P4" xml:id="id50" draw:id="id50" draw:layer="layout" svg:width="2.5cm" svg:height="1.071cm" svg:x="5.9cm" svg:y="12.3cm">
          <text:p text:style-name="P4"><text:span text:style-name="T2">*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4" xml:id="id51" draw:id="id51" draw:layer="layout" svg:width="2.608cm" svg:height="1.529cm" svg:x="7.4cm" svg:y="9.471cm">
          <text:p text:style-name="P4"><text:span text:style-name="T2">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52" draw:id="id52" draw:layer="layout" svg:width="0.8cm" svg:height="0.8cm" svg:x="2.6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2" xml:id="id58" draw:id="id58" draw:layer="layout" svg:width="1.1cm" svg:height="1.1cm" svg:x="12.9cm" svg:y="2.8cm">
          <text:p text:style-name="P2"><text:span text:style-name="T3">=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53" draw:id="id53" draw:layer="layout" svg:width="1.938cm" svg:height="1.416cm" svg:x="8.3cm" svg:y="3.3cm">
          <text:p text:style-name="P2"><text:span text:style-name="T3"/></text:p>
          <text:p text:style-name="P2"><text:span text:style-name="T3">1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1" draw:text-style-name="P8" xml:id="id49" draw:id="id49" draw:layer="layout" svg:width="2.608cm" svg:height="1.529cm" svg:x="3.992cm" svg:y="8.071cm">
          <text:p text:style-name="P8"><text:span text:style-name="T6">produc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curve" svg:x1="5.296cm" svg:y1="9.6cm" svg:x2="7.15cm" svg:y2="12.3cm" draw:start-shape="id49" draw:start-glue-point="6" draw:end-shape="id50" draw:end-glue-point="4" svg:d="M5296 9600c0 2025 1854 675 1854 2700">
          <text:p/>
        </draw:connector>
        <draw:connector draw:style-name="gr3" draw:text-style-name="P3" draw:layer="layout" draw:type="curve" svg:x1="8.704cm" svg:y1="11cm" svg:x2="7.15cm" svg:y2="12.3cm" draw:start-shape="id51" draw:start-glue-point="6" draw:end-shape="id50" draw:end-glue-point="4" svg:d="M8704 11000c0 975-1554 325-1554 1300">
          <text:p/>
        </draw:connector>
        <draw:connector draw:style-name="gr3" draw:text-style-name="P3" draw:layer="layout" draw:type="curve" svg:x1="3cm" svg:y1="10.6cm" svg:x2="3.992cm" svg:y2="8.836cm" draw:start-shape="id52" draw:start-glue-point="4" draw:end-shape="id49" draw:end-glue-point="5" svg:d="M3000 10600c0-1176 330-1764 992-1764">
          <text:p/>
        </draw:connector>
        <draw:connector draw:style-name="gr3" draw:text-style-name="P3" draw:layer="layout" draw:line-skew="1.328cm" svg:x1="7.15cm" svg:y1="13.371cm" svg:x2="3cm" svg:y2="11.4cm" draw:start-shape="id50" draw:start-glue-point="6" draw:end-shape="id52" draw:end-glue-point="8" svg:d="M7150 13371v1829h-4150v-3800">
          <text:p/>
        </draw:connector>
        <draw:custom-shape draw:style-name="gr2" draw:text-style-name="P3" xml:id="id54" draw:id="id54" draw:layer="layout" svg:width="0.8cm" svg:height="0.8cm" svg:x="4.9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draw:type="curve" svg:x1="9.269cm" svg:y1="4.716cm" svg:x2="5.3cm" svg:y2="5.9cm" draw:start-shape="id53" draw:start-glue-point="6" draw:end-shape="id54" draw:end-glue-point="4" svg:d="M9269 4716c0 889-3969 298-3969 1184">
          <text:p/>
        </draw:connector>
        <draw:connector draw:style-name="gr3" draw:text-style-name="P3" draw:layer="layout" draw:type="curve" svg:x1="5.3cm" svg:y1="6.7cm" svg:x2="5.296cm" svg:y2="8.071cm" draw:start-shape="id54" draw:start-glue-point="8" draw:end-shape="id49" draw:end-glue-point="4" svg:d="M5300 6700c0 1027-4 342-4 1371">
          <text:p/>
        </draw:connector>
        <draw:custom-shape draw:style-name="gr1" draw:text-style-name="P4" xml:id="id55" draw:id="id55" draw:layer="layout" svg:width="2.5cm" svg:height="1.071cm" svg:x="10.1cm" svg:y="12.3cm">
          <text:p text:style-name="P4"><text:span text:style-name="T2">-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3" draw:layer="layout" draw:type="curve" draw:line-skew="0.242cm" svg:x1="9.269cm" svg:y1="4.716cm" svg:x2="11.35cm" svg:y2="12.3cm" draw:start-shape="id53" draw:start-glue-point="6" draw:end-shape="id55" svg:d="M9269 4716c0 6051 2081 2259 2081 7584">
          <text:p/>
        </draw:connector>
        <draw:custom-shape draw:style-name="gr1" draw:text-style-name="P4" xml:id="id56" draw:id="id56" draw:layer="layout" svg:width="2.608cm" svg:height="1.529cm" svg:x="12.092cm" svg:y="5.5cm">
          <text:p text:style-name="P4"><text:span text:style-name="T2">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curve" svg:x1="12.092cm" svg:y1="6.265cm" svg:x2="11.35cm" svg:y2="12.3cm" draw:start-shape="id56" draw:start-glue-point="5" draw:end-shape="id55" draw:end-glue-point="4" svg:d="M12092 6265c-495 0-742 2011-742 6035">
          <text:p/>
        </draw:connector>
        <draw:custom-shape draw:style-name="gr2" draw:text-style-name="P3" xml:id="id57" draw:id="id57" draw:layer="layout" svg:width="0.8cm" svg:height="0.8cm" svg:x="13.7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draw:type="curve" svg:x1="14.1cm" svg:y1="8.6cm" svg:x2="13.396cm" svg:y2="7.029cm" draw:start-shape="id57" draw:start-glue-point="4" draw:end-shape="id56" draw:end-glue-point="6" svg:d="M14100 8600c0-1177-704-392-704-1571">
          <text:p/>
        </draw:connector>
        <draw:connector draw:style-name="gr3" draw:text-style-name="P3" draw:layer="layout" draw:line-skew="1.328cm" svg:x1="11.35cm" svg:y1="13.371cm" svg:x2="14.1cm" svg:y2="9.4cm" draw:start-shape="id55" draw:start-glue-point="6" draw:end-shape="id57" draw:end-glue-point="8" svg:d="M11350 13371v1829h2750v-5800">
          <text:p/>
        </draw:connector>
        <draw:custom-shape draw:style-name="gr1" draw:text-style-name="P2" xml:id="id59" draw:id="id59" draw:layer="layout" svg:width="1.938cm" svg:height="1.416cm" svg:x="15.962cm" svg:y="2.7cm">
          <text:p text:style-name="P2"><text:span text:style-name="T3"/></text:p>
          <text:p text:style-name="P2"><text:span text:style-name="T3">0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3" draw:text-style-name="P3" draw:layer="layout" draw:type="curve" svg:x1="13.396cm" svg:y1="5.5cm" svg:x2="13.45cm" svg:y2="3.9cm" draw:start-shape="id56" draw:start-glue-point="4" draw:end-shape="id58" draw:end-glue-point="8" svg:d="M13396 5500c0-1200 54-400 54-1600">
          <text:p/>
        </draw:connector>
        <draw:connector draw:style-name="gr3" draw:text-style-name="P3" draw:layer="layout" draw:type="curve" svg:x1="16.931cm" svg:y1="4.116cm" svg:x2="13.45cm" svg:y2="2.8cm" draw:start-shape="id59" draw:start-glue-point="6" draw:end-shape="id58" draw:end-glue-point="4" svg:d="M16931 4116c0 753-1950 503-1950-657 0-1159-1531-1410-1531-659">
          <text:p/>
        </draw:connector>
        <draw:custom-shape draw:style-name="gr1" draw:text-style-name="P2" draw:layer="layout" svg:width="3.6cm" svg:height="3.4cm" svg:x="18.9cm" svg:y="4.9cm">
          <text:p text:style-name="P2"><text:span text:style-name="T3">stack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3" draw:layer="layout" svg:x1="14.9cm" svg:y1="6.8cm" svg:x2="16.5cm" svg:y2="6.8cm">
          <text:p/>
        </draw:line>
        <draw:custom-shape draw:style-name="gr2" draw:text-style-name="P3" draw:layer="layout" svg:width="0.8cm" svg:height="0.8cm" svg:x="16.5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3" draw:layer="layout" svg:width="0.8cm" svg:height="0.8cm" svg:x="16.5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" draw:text-style-name="P3" draw:layer="layout" svg:x1="17.3cm" svg:y1="6.8cm" svg:x2="18.8cm" svg:y2="6.8cm">
          <text:p/>
        </draw:line>
        <draw:line draw:style-name="gr3" draw:text-style-name="P3" draw:layer="layout" svg:x1="18.7cm" svg:y1="5.8cm" svg:x2="17.4cm" svg:y2="5.8cm">
          <text:p/>
        </draw:line>
        <draw:line draw:style-name="gr3" draw:text-style-name="P3" draw:layer="layout" svg:x1="16.5cm" svg:y1="5.8cm" svg:x2="14.8cm" svg:y2="5.8cm">
          <text:p/>
        </draw:line>
        <draw:custom-shape draw:style-name="gr1" draw:text-style-name="P4" draw:layer="layout" svg:width="3.9cm" svg:height="1.7cm" svg:x="18.9cm" svg:y="10.8cm">
          <text:p text:style-name="P4"><text:span text:style-name="T2">continu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0.8cm" svg:height="0.8cm" svg:x="19.241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3" draw:layer="layout" svg:width="0.8cm" svg:height="0.8cm" svg:x="21.241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" draw:text-style-name="P3" draw:layer="layout" svg:x1="19.641cm" svg:y1="8.3cm" svg:x2="19.641cm" svg:y2="9.2cm">
          <text:p/>
        </draw:line>
        <draw:line draw:style-name="gr3" draw:text-style-name="P3" draw:layer="layout" svg:x1="19.641cm" svg:y1="9.9cm" svg:x2="19.641cm" svg:y2="10.9cm">
          <text:p/>
        </draw:line>
        <draw:line draw:style-name="gr3" draw:text-style-name="P3" draw:layer="layout" svg:x1="21.641cm" svg:y1="10.8cm" svg:x2="21.641cm" svg:y2="9.9cm">
          <text:p/>
        </draw:line>
        <draw:line draw:style-name="gr3" draw:text-style-name="P3" draw:layer="layout" svg:x1="21.641cm" svg:y1="9.1cm" svg:x2="21.641cm" svg:y2="8.4cm">
          <text:p/>
        </draw:line>
        <draw:custom-shape draw:style-name="gr2" draw:text-style-name="P3" xml:id="id61" draw:id="id61" draw:layer="layout" svg:width="0.8cm" svg:height="0.8cm" svg:x="19.241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3" xml:id="id63" draw:id="id63" draw:layer="layout" svg:width="0.8cm" svg:height="0.8cm" svg:x="21.241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7" xml:id="id60" draw:id="id60" draw:layer="layout" svg:width="1.341cm" svg:height="1.213cm" svg:x="18.1cm" svg:y="14.582cm">
          <text:p text:style-name="P7"><text:span text:style-name="T5">after-expt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" draw:text-style-name="P7" xml:id="id62" draw:id="id62" draw:layer="layout" svg:width="1.341cm" svg:height="1.213cm" svg:x="21.486cm" svg:y="14.582cm">
          <text:p text:style-name="P7"><text:span text:style-name="T5">expt-done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3" draw:text-style-name="P3" draw:layer="layout" draw:type="curve" svg:x1="18.771cm" svg:y1="14.582cm" svg:x2="19.641cm" svg:y2="13.9cm" draw:start-shape="id60" draw:start-glue-point="4" draw:end-shape="id61" draw:end-glue-point="8" svg:d="M18771 14582c0-511 870-171 870-682">
          <text:p/>
        </draw:connector>
        <draw:connector draw:style-name="gr3" draw:text-style-name="P3" draw:layer="layout" draw:type="curve" svg:x1="22.157cm" svg:y1="14.582cm" svg:x2="21.641cm" svg:y2="13.9cm" draw:start-shape="id62" draw:start-glue-point="4" draw:end-shape="id63" draw:end-glue-point="8" svg:d="M22157 14582c0-511-516-171-516-682">
          <text:p/>
        </draw:connector>
        <draw:line draw:style-name="gr3" draw:text-style-name="P3" draw:layer="layout" svg:x1="19.641cm" svg:y1="13.1cm" svg:x2="19.641cm" svg:y2="12.5cm">
          <text:p/>
        </draw:line>
        <draw:line draw:style-name="gr3" draw:text-style-name="P3" draw:layer="layout" svg:x1="21.641cm" svg:y1="13.1cm" svg:x2="21.641cm" svg:y2="12.5cm">
          <text:p/>
        </draw:line>
      </draw:page>
      <draw:page draw:name="page7" draw:style-name="dp1" draw:master-page-name="Default">
        <draw:frame draw:style-name="gr7" draw:text-style-name="P1" draw:layer="layout" svg:width="7.201cm" svg:height="16.001cm" svg:x="3.099cm" svg:y="2.1cm">
          <draw:image xlink:href="Pictures/200000DA00001C2200003E827D3C74C5.svm" xlink:type="simple" xlink:show="embed" xlink:actuate="onLoad">
            <text:p/>
          </draw:image>
        </draw:frame>
      </draw:page>
      <draw:page draw:name="page8" draw:style-name="dp1" draw:master-page-name="Default">
        <draw:custom-shape draw:style-name="gr1" draw:text-style-name="P4" xml:id="id65" draw:id="id65" draw:layer="layout" svg:width="2.5cm" svg:height="1.071cm" svg:x="5.5cm" svg:y="12.1cm">
          <text:p text:style-name="P4"><text:span text:style-name="T2">*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4" xml:id="id66" draw:id="id66" draw:layer="layout" svg:width="2.608cm" svg:height="1.529cm" svg:x="7cm" svg:y="9.271cm">
          <text:p text:style-name="P4"><text:span text:style-name="T2">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67" draw:id="id67" draw:layer="layout" svg:width="0.8cm" svg:height="0.8cm" svg:x="2.2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2" xml:id="id73" draw:id="id73" draw:layer="layout" svg:width="1.1cm" svg:height="1.1cm" svg:x="12.5cm" svg:y="2.6cm">
          <text:p text:style-name="P2"><text:span text:style-name="T3">=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68" draw:id="id68" draw:layer="layout" svg:width="1.938cm" svg:height="1.416cm" svg:x="7.9cm" svg:y="3.1cm">
          <text:p text:style-name="P2"><text:span text:style-name="T3"/></text:p>
          <text:p text:style-name="P2"><text:span text:style-name="T3">1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1" draw:text-style-name="P8" xml:id="id64" draw:id="id64" draw:layer="layout" svg:width="2.608cm" svg:height="1.529cm" svg:x="3.592cm" svg:y="7.871cm">
          <text:p text:style-name="P8"><text:span text:style-name="T6">produc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curve" svg:x1="4.896cm" svg:y1="9.4cm" svg:x2="6.75cm" svg:y2="12.1cm" draw:start-shape="id64" draw:start-glue-point="6" draw:end-shape="id65" draw:end-glue-point="4" svg:d="M4896 9400c0 2025 1854 675 1854 2700">
          <text:p/>
        </draw:connector>
        <draw:connector draw:style-name="gr3" draw:text-style-name="P3" draw:layer="layout" draw:type="curve" svg:x1="8.304cm" svg:y1="10.8cm" svg:x2="6.75cm" svg:y2="12.1cm" draw:start-shape="id66" draw:start-glue-point="6" draw:end-shape="id65" draw:end-glue-point="4" svg:d="M8304 10800c0 975-1554 325-1554 1300">
          <text:p/>
        </draw:connector>
        <draw:connector draw:style-name="gr3" draw:text-style-name="P3" draw:layer="layout" draw:type="curve" svg:x1="2.6cm" svg:y1="10.4cm" svg:x2="3.592cm" svg:y2="8.636cm" draw:start-shape="id67" draw:start-glue-point="4" draw:end-shape="id64" draw:end-glue-point="5" svg:d="M2600 10400c0-1176 330-1764 992-1764">
          <text:p/>
        </draw:connector>
        <draw:connector draw:style-name="gr3" draw:text-style-name="P3" draw:layer="layout" draw:line-skew="1.328cm" svg:x1="6.75cm" svg:y1="13.171cm" svg:x2="2.6cm" svg:y2="11.2cm" draw:start-shape="id65" draw:start-glue-point="6" draw:end-shape="id67" draw:end-glue-point="8" svg:d="M6750 13171v1829h-4150v-3800">
          <text:p/>
        </draw:connector>
        <draw:custom-shape draw:style-name="gr2" draw:text-style-name="P3" xml:id="id69" draw:id="id69" draw:layer="layout" svg:width="0.8cm" svg:height="0.8cm" svg:x="4.5cm" svg:y="5.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draw:type="curve" svg:x1="8.869cm" svg:y1="4.516cm" svg:x2="4.9cm" svg:y2="5.7cm" draw:start-shape="id68" draw:start-glue-point="6" draw:end-shape="id69" draw:end-glue-point="4" svg:d="M8869 4516c0 889-3969 298-3969 1184">
          <text:p/>
        </draw:connector>
        <draw:connector draw:style-name="gr3" draw:text-style-name="P3" draw:layer="layout" draw:type="curve" svg:x1="4.9cm" svg:y1="6.5cm" svg:x2="4.896cm" svg:y2="7.871cm" draw:start-shape="id69" draw:start-glue-point="8" draw:end-shape="id64" draw:end-glue-point="4" svg:d="M4900 6500c0 1027-4 342-4 1371">
          <text:p/>
        </draw:connector>
        <draw:custom-shape draw:style-name="gr1" draw:text-style-name="P4" xml:id="id70" draw:id="id70" draw:layer="layout" svg:width="2.5cm" svg:height="1.071cm" svg:x="9.7cm" svg:y="12.1cm">
          <text:p text:style-name="P4"><text:span text:style-name="T2">-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3" draw:layer="layout" draw:type="curve" draw:line-skew="0.242cm" svg:x1="8.869cm" svg:y1="4.516cm" svg:x2="10.95cm" svg:y2="12.1cm" draw:start-shape="id68" draw:start-glue-point="6" draw:end-shape="id70" svg:d="M8869 4516c0 6051 2081 2259 2081 7584">
          <text:p/>
        </draw:connector>
        <draw:custom-shape draw:style-name="gr1" draw:text-style-name="P4" xml:id="id71" draw:id="id71" draw:layer="layout" svg:width="3.2cm" svg:height="1.529cm" svg:x="11.1cm" svg:y="5.3cm">
          <text:p text:style-name="P4"><text:span text:style-name="T2">count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curve" svg:x1="11.1cm" svg:y1="6.065cm" svg:x2="10.95cm" svg:y2="12.1cm" draw:start-shape="id71" draw:start-glue-point="5" draw:end-shape="id70" draw:end-glue-point="4" svg:d="M11100 6065c-751 0-626 1700-476 2220s326-139 326 3815">
          <text:p/>
        </draw:connector>
        <draw:custom-shape draw:style-name="gr2" draw:text-style-name="P3" xml:id="id72" draw:id="id72" draw:layer="layout" svg:width="0.8cm" svg:height="0.8cm" svg:x="13.3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draw:type="curve" svg:x1="13.7cm" svg:y1="8.4cm" svg:x2="12.7cm" svg:y2="6.829cm" draw:start-shape="id72" draw:start-glue-point="4" draw:end-shape="id71" draw:end-glue-point="6" svg:d="M13700 8400c0-1177-1000-392-1000-1571">
          <text:p/>
        </draw:connector>
        <draw:connector draw:style-name="gr3" draw:text-style-name="P3" draw:layer="layout" draw:line-skew="1.328cm" svg:x1="10.95cm" svg:y1="13.171cm" svg:x2="13.7cm" svg:y2="9.2cm" draw:start-shape="id70" draw:start-glue-point="6" draw:end-shape="id72" draw:end-glue-point="8" svg:d="M10950 13171v1829h2750v-5800">
          <text:p/>
        </draw:connector>
        <draw:custom-shape draw:style-name="gr1" draw:text-style-name="P2" xml:id="id74" draw:id="id74" draw:layer="layout" svg:width="1.938cm" svg:height="1.416cm" svg:x="15.562cm" svg:y="2.5cm">
          <text:p text:style-name="P2"><text:span text:style-name="T3"/></text:p>
          <text:p text:style-name="P2"><text:span text:style-name="T3">0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3" draw:text-style-name="P3" draw:layer="layout" draw:type="curve" svg:x1="12.7cm" svg:y1="5.3cm" svg:x2="13.05cm" svg:y2="3.7cm" draw:start-shape="id71" draw:start-glue-point="4" draw:end-shape="id73" draw:end-glue-point="8" svg:d="M12700 5300c0-1200 350-400 350-1600">
          <text:p/>
        </draw:connector>
        <draw:connector draw:style-name="gr3" draw:text-style-name="P3" draw:layer="layout" draw:type="curve" svg:x1="16.531cm" svg:y1="3.916cm" svg:x2="13.05cm" svg:y2="2.6cm" draw:start-shape="id74" draw:start-glue-point="6" draw:end-shape="id73" draw:end-glue-point="4" svg:d="M16531 3916c0 753-1950 503-1950-657 0-1159-1531-1410-1531-659">
          <text:p/>
        </draw:connector>
        <draw:custom-shape draw:style-name="gr1" draw:text-style-name="P2" xml:id="id76" draw:id="id76" draw:layer="layout" svg:width="2.5cm" svg:height="1.6cm" svg:x="17.5cm" svg:y="6.5cm">
          <text:p text:style-name="P2"><text:span text:style-name="T3">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75" draw:id="id75" draw:layer="layout" svg:width="0.8cm" svg:height="0.8cm" svg:x="15.5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1" draw:layer="layout" draw:type="curve" svg:x1="15.5cm" svg:y1="6.8cm" svg:x2="14.3cm" svg:y2="6.065cm" draw:start-shape="id75" draw:start-glue-point="6" draw:end-shape="id71" draw:end-glue-point="7" svg:d="M15500 6800c-898 0-299-735-1200-735">
          <text:p/>
        </draw:connector>
        <draw:connector draw:style-name="gr3" draw:text-style-name="P1" draw:layer="layout" draw:type="curve" svg:x1="17.5cm" svg:y1="7.3cm" svg:x2="16.3cm" svg:y2="6.8cm" draw:start-shape="id76" draw:start-glue-point="5" draw:end-shape="id75" draw:end-glue-point="10" svg:d="M17500 7300c-900 0-300-500-1200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onsolas" style:font-style-name="Regular" style:font-family-generic="swiss" style:font-pitch="variable" fo:font-size="20pt" fo:font-style="normal" fo:text-shadow="none" style:text-underline-style="none" fo:font-weight="normal" style:letter-kerning="true" style:font-family-asian="'Noto Sans Japanese'" style:font-style-name-asian="Regular" style:font-family-generic-asian="swiss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2T09:28:48</meta:creation-date>
    <dc:date>2016-03-10T22:55:10</dc:date>
    <meta:editing-duration>P8DT9H22M10S</meta:editing-duration>
    <meta:editing-cycles>11</meta:editing-cycles>
    <meta:generator>OpenOffice/4.1.1$Unix OpenOffice.org_project/411m6$Build-9775</meta:generator>
    <meta:document-statistic meta:object-count="209"/>
  </office:meta>
</office:document-meta>
</file>